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06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02cm"/>
    </style:style>
    <style:style style:name="co4" style:family="table-column">
      <style:table-column-properties fo:break-before="auto" style:column-width="4.847cm"/>
    </style:style>
    <style:style style:name="co5" style:family="table-column">
      <style:table-column-properties fo:break-before="auto" style:column-width="4.329cm"/>
    </style:style>
    <style:style style:name="co6" style:family="table-column">
      <style:table-column-properties fo:break-before="auto" style:column-width="4.5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xecution time in the book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My execution time</text:p>
          </table:table-cell>
          <table:table-cell office:value-type="string" calcext:value-type="string">
            <text:p>Speedup</text:p>
          </table:table-cell>
          <table:table-cell table:style-name="ce1" office:value-type="string" calcext:value-type="string">
            <text:p>Task execution time</text:p>
          </table:table-cell>
          <table:table-cell table:style-name="ce1" office:value-type="string" calcext:value-type="string">
            <text:p>Sorting time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float" office:value="10" calcext:value-type="float">
            <text:p>10</text:p>
          </table:table-cell>
          <table:table-cell office:value-type="float" office:value="100.296" calcext:value-type="float">
            <text:p>100,296</text:p>
          </table:table-cell>
          <table:table-cell table:formula="of:=[.C2]/[.C2]*100" office:value-type="float" office:value="100" calcext:value-type="float">
            <text:p>100</text:p>
          </table:table-cell>
          <table:table-cell office:value-type="float" office:value="41.906" calcext:value-type="float">
            <text:p>41,906</text:p>
          </table:table-cell>
          <table:table-cell table:formula="of:=[.E2]/[.E2]*100" office:value-type="float" office:value="100" calcext:value-type="float">
            <text:p>100</text:p>
          </table:table-cell>
          <table:table-cell office:value-type="float" office:value="27.038" calcext:value-type="float">
            <text:p>27,038</text:p>
          </table:table-cell>
          <table:table-cell office:value-type="float" office:value="15.478" calcext:value-type="float">
            <text:p>15,478</text:p>
          </table:table-cell>
        </table:table-row>
        <table:table-row table:style-name="ro1">
          <table:table-cell office:value-type="string" calcext:value-type="string">
            <text:p>Serial with parallel sort</text:p>
          </table:table-cell>
          <table:table-cell office:value-type="float" office:value="10" calcext:value-type="float">
            <text:p>10</text:p>
          </table:table-cell>
          <table:table-cell table:formula="of:=[.C2]-([.C4]-[.C5])" office:value-type="float" office:value="76.809" calcext:value-type="float">
            <office:annotation draw:style-name="gr1" draw:text-style-name="P1" svg:width="2.899cm" svg:height="0.991cm" svg:x="12.523cm" svg:y="0cm" draw:caption-point-x="-0.61cm" draw:caption-point-y="0.913cm">
              <dc:date>2017-09-20T00:00:00</dc:date>
              <text:p text:style-name="P1">Not availabale in the book. Why?</text:p>
            </office:annotation>
            <text:p>76,809</text:p>
          </table:table-cell>
          <table:table-cell table:formula="of:=[.C2]/[.C3]*100" office:value-type="float" office:value="130.578447838144" calcext:value-type="float">
            <text:p>130,5784478381</text:p>
          </table:table-cell>
          <table:table-cell office:value-type="float" office:value="33.031" calcext:value-type="float">
            <text:p>33,031</text:p>
          </table:table-cell>
          <table:table-cell table:formula="of:=[.E2]/[.E3]*100" office:value-type="float" office:value="126.868699100845" calcext:value-type="float">
            <text:p>126,8686991008</text:p>
          </table:table-cell>
          <table:table-cell office:value-type="float" office:value="25.374" calcext:value-type="float">
            <text:p>25,374</text:p>
          </table:table-cell>
          <table:table-cell office:value-type="float" office:value="7.396" calcext:value-type="float">
            <text:p>7,396</text:p>
          </table:table-cell>
        </table:table-row>
        <table:table-row table:style-name="ro1">
          <table:table-cell office:value-type="string" calcext:value-type="string">
            <text:p>Fine grained serial sort</text:p>
          </table:table-cell>
          <table:table-cell office:value-type="float" office:value="10" calcext:value-type="float">
            <text:p>10</text:p>
          </table:table-cell>
          <table:table-cell office:value-type="float" office:value="108.15" calcext:value-type="float">
            <text:p>108,15</text:p>
          </table:table-cell>
          <table:table-cell table:formula="of:=[.C2]/[.C4]*100" office:value-type="float" office:value="92.7378640776699" calcext:value-type="float">
            <text:p>92,7378640777</text:p>
          </table:table-cell>
          <table:table-cell office:value-type="float" office:value="50.86" calcext:value-type="float">
            <text:p>50,86</text:p>
          </table:table-cell>
          <table:table-cell table:formula="of:=[.E2]/[.E4]*100" office:value-type="float" office:value="82.3948092803775" calcext:value-type="float">
            <text:p>82,3948092804</text:p>
          </table:table-cell>
          <table:table-cell office:value-type="float" office:value="35.152" calcext:value-type="float">
            <text:p>35,152</text:p>
          </table:table-cell>
          <table:table-cell office:value-type="float" office:value="15.65" calcext:value-type="float">
            <text:p>15,65</text:p>
          </table:table-cell>
        </table:table-row>
        <table:table-row table:style-name="ro1">
          <table:table-cell office:value-type="string" calcext:value-type="string">
            <text:p>Fine grained parallel sort</text:p>
          </table:table-cell>
          <table:table-cell office:value-type="float" office:value="10" calcext:value-type="float">
            <text:p>10</text:p>
          </table:table-cell>
          <table:table-cell office:value-type="float" office:value="84.663" calcext:value-type="float">
            <text:p>84,663</text:p>
          </table:table-cell>
          <table:table-cell table:formula="of:=[.C2]/[.C5]*100" office:value-type="float" office:value="118.464972892527" calcext:value-type="float">
            <text:p>118,4649728925</text:p>
          </table:table-cell>
          <table:table-cell office:value-type="float" office:value="42.086" calcext:value-type="float">
            <text:p>42,086</text:p>
          </table:table-cell>
          <table:table-cell table:formula="of:=[.E2]/[.E5]*100" office:value-type="float" office:value="99.5723043292306" calcext:value-type="float">
            <text:p>99,5723043292</text:p>
          </table:table-cell>
          <table:table-cell office:value-type="float" office:value="34.108" calcext:value-type="float">
            <text:p>34,108</text:p>
          </table:table-cell>
          <table:table-cell office:value-type="float" office:value="7.317" calcext:value-type="float">
            <text:p>7,317</text:p>
          </table:table-cell>
        </table:table-row>
        <table:table-row table:style-name="ro1">
          <table:table-cell office:value-type="string" calcext:value-type="string">
            <text:p>Coarse grained serial sort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2.574" calcext:value-type="float">
            <text:p>12,574</text:p>
          </table:table-cell>
          <table:table-cell office:value-type="float" office:value="15.234" calcext:value-type="float">
            <text:p>15,234</text:p>
          </table:table-cell>
        </table:table-row>
        <table:table-row table:style-name="ro1">
          <table:table-cell office:value-type="string" calcext:value-type="string">
            <text:p>Coarse grained parallel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2.308" calcext:value-type="float">
            <text:p>12,308</text:p>
          </table:table-cell>
          <table:table-cell office:value-type="float" office:value="7.419" calcext:value-type="float">
            <text:p>7,4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1:00:50.703989762</meta:creation-date>
    <dc:date>2017-09-20T17:17:06.437483478</dc:date>
    <meta:editing-duration>PT5H45M55S</meta:editing-duration>
    <meta:editing-cycles>2</meta:editing-cycles>
    <meta:generator>LibreOffice/4.2.8.2$Linux_X86_64 LibreOffice_project/420m0$Build-2</meta:generator>
    <meta:document-statistic meta:table-count="1" meta:cell-count="48" meta:object-count="0"/>
  </office:meta>
</office:document-meta>
</file>